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Deja Vu Sans Mono', 'Bitstream Vera Sans Mono', monospace"/>
    <style:font-face style:name="Consolas1"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dc2" officeooo:paragraph-rsid="00135dc2"/>
    </style:style>
    <style:style style:name="P2" style:family="paragraph" style:parent-style-name="Standard">
      <style:text-properties officeooo:rsid="00135dc2" officeooo:paragraph-rsid="0015d018"/>
    </style:style>
    <style:style style:name="P3" style:family="paragraph" style:parent-style-name="Standard">
      <style:text-properties style:text-underline-style="solid" style:text-underline-width="auto" style:text-underline-color="font-color" officeooo:rsid="00144e95" officeooo:paragraph-rsid="00144e95"/>
    </style:style>
    <style:style style:name="P4" style:family="paragraph" style:parent-style-name="Standard">
      <style:text-properties style:text-underline-style="solid" style:text-underline-width="auto" style:text-underline-color="font-color" officeooo:rsid="0015ccab" officeooo:paragraph-rsid="0015ccab"/>
    </style:style>
    <style:style style:name="P5" style:family="paragraph" style:parent-style-name="Standard">
      <style:text-properties style:text-underline-style="solid" style:text-underline-width="auto" style:text-underline-color="font-color" officeooo:rsid="0015ccab" officeooo:paragraph-rsid="0016c7a6"/>
    </style:style>
    <style:style style:name="P6" style:family="paragraph" style:parent-style-name="Standard">
      <style:text-properties fo:font-weight="bold" officeooo:rsid="00144e95" officeooo:paragraph-rsid="00144e95" style:font-weight-asian="bold" style:font-weight-complex="bold"/>
    </style:style>
    <style:style style:name="P7" style:family="paragraph" style:parent-style-name="Standard">
      <style:text-properties style:text-underline-style="none" officeooo:rsid="0015ccab" officeooo:paragraph-rsid="0015ccab"/>
    </style:style>
    <style:style style:name="P8" style:family="paragraph" style:parent-style-name="Standard">
      <style:text-properties style:text-underline-style="none" officeooo:rsid="0015ccab" officeooo:paragraph-rsid="0015d018"/>
    </style:style>
    <style:style style:name="P9" style:family="paragraph" style:parent-style-name="Standard">
      <style:text-properties style:text-underline-style="none" fo:font-weight="bold" officeooo:rsid="0015d018" officeooo:paragraph-rsid="0015d018" style:font-weight-asian="bold" style:font-weight-complex="bold"/>
    </style:style>
    <style:style style:name="P10" style:family="paragraph" style:parent-style-name="Standard">
      <style:text-properties style:text-underline-style="none" officeooo:rsid="0015d018" officeooo:paragraph-rsid="0015d018"/>
    </style:style>
    <style:style style:name="P11" style:family="paragraph" style:parent-style-name="Standard">
      <style:text-properties style:text-underline-style="none" officeooo:rsid="0016c7a6" officeooo:paragraph-rsid="0016c7a6"/>
    </style:style>
    <style:style style:name="P12" style:family="paragraph" style:parent-style-name="Standard">
      <style:text-properties fo:color="#000000" style:text-underline-style="none" officeooo:rsid="0015ccab" officeooo:paragraph-rsid="0015ccab"/>
    </style:style>
    <style:style style:name="P13" style:family="paragraph" style:parent-style-name="Standard">
      <style:text-properties fo:color="#000000" officeooo:paragraph-rsid="0015d018"/>
    </style:style>
    <style:style style:name="P14" style:family="paragraph" style:parent-style-name="Standard">
      <style:text-properties fo:color="#000000" officeooo:rsid="0015d018" officeooo:paragraph-rsid="0015d018"/>
    </style:style>
    <style:style style:name="P15" style:family="paragraph" style:parent-style-name="Standard">
      <style:text-properties officeooo:rsid="0015d018" officeooo:paragraph-rsid="0015d018"/>
    </style:style>
    <style:style style:name="P16" style:family="paragraph" style:parent-style-name="Standard">
      <style:text-properties officeooo:rsid="0016c7a6" officeooo:paragraph-rsid="0016c7a6"/>
    </style:style>
    <style:style style:name="T1" style:family="text">
      <style:text-properties officeooo:rsid="00144e95"/>
    </style:style>
    <style:style style:name="T2" style:family="text">
      <style:text-properties style:text-underline-style="none"/>
    </style:style>
    <style:style style:name="T3" style:family="text">
      <style:text-properties style:text-underline-style="none" officeooo:rsid="0015d018"/>
    </style:style>
    <style:style style:name="T4" style:family="text">
      <style:text-properties style:text-underline-style="none" officeooo:rsid="0016c7a6"/>
    </style:style>
    <style:style style:name="T5" style:family="text">
      <style:text-properties officeooo:rsid="0015d018"/>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variant="normal" fo:text-transform="none" style:font-name="Consolas" fo:font-size="11.25pt" fo:letter-spacing="normal" fo:font-style="normal" fo:font-weight="normal"/>
    </style:style>
    <style:style style:name="T9" style:family="text">
      <style:text-properties fo:font-variant="normal" fo:text-transform="none" fo:color="#000000" style:font-name="Consolas" fo:font-size="11.25pt" fo:letter-spacing="normal" fo:font-style="normal" fo:font-weight="normal"/>
    </style:style>
    <style:style style:name="T10" style:family="text">
      <style:text-properties fo:font-variant="normal" fo:text-transform="none" fo:color="#000000" style:font-name="Consolas" fo:font-size="11.25pt" fo:letter-spacing="normal" fo:font-style="normal" fo:font-weight="normal" officeooo:rsid="0016c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Elijah Michaelson</text:span></text:p>
      <text:p text:style-name="P2"><text:span text:style-name="T5">Individual Work </text:span></text:p>
      <text:p text:style-name="P2"><text:span text:style-name="T5">HW 6</text:span><text:tab/></text:p>
      <text:p text:style-name="P2"><text:tab/>For this week I set out to <text:span text:style-name="T1">figure out how to interface a python application with a browser application. As a team we had decided this was necessary during our sprint planning meeting because our facial recognition software, powered by a neural network, will leverage Tensor Flow, an open source library written in Python. Since our extension will be written in (mainly) javascript/Jquery, we will need a way <text:s/>for the browser extension to communicate with the python script. As I started researching this, I was hoping that it would be a simple embedding a system-call-like line (‘run recognition.py args’) into the javascript code. After further investigation, however, it doesn’t appear that this is possible. Instead, the following configuration will be necessary:</text:span></text:p>
      <text:p text:style-name="P1"/>
      <text:p text:style-name="P6">Browser extension &lt;–---AJAX request/response---→ <text:s text:c="2"/>[Flask web server ---function call--→ python Recognition script()]</text:p>
      <text:p text:style-name="P3"/>
      <text:p text:style-name="P3">New Terminology:</text:p>
      <text:p text:style-name="P7"><text:span text:style-name="T6">AJAX request: </text:span><text:span text:style-name="T5">Asynchronous Javascript and XML. Facilitates communication with web server by passing a XLMHttpRequest object. </text:span></text:p>
      <text:p text:style-name="P7"/>
      <text:p text:style-name="P7"><text:span text:style-name="T6">Virtualenv: </text:span>Allows isolated, side-by-side installations of python for each distinct project. This allows you to keep your different project environments seperate. </text:p>
      <text:p text:style-name="P7"/>
      <text:p text:style-name="P9">Flask:<text:span text:style-name="T7"> A lightweight web framework. Provides simple web server functionality.</text:span></text:p>
      <text:p text:style-name="P7"/>
      <text:p text:style-name="P8">I set out to download Flask and get some hands-on experience of how Flask can integrate into our system. As in the tensor flow tutorial that I went through last week, Flask can be run from Virtualenv, which I included in the terminology above. <text:span text:style-name="T5">I got the virtualenv configured,</text:span></text:p>
      <text:p text:style-name="P8"/>
      <text:p text:style-name="P10">cyclops@ubuntu310:~/flask_tut$ virtualenv venv</text:p>
      <text:p text:style-name="P10">Running virtualenv with interpreter /usr/bin/python2</text:p>
      <text:p text:style-name="P10">New python executable in /home/cyclops/flask_tut/venv/bin/python2</text:p>
      <text:p text:style-name="P10">Also creating executable in /home/cyclops/flask_tut/venv/bin/python</text:p>
      <text:p text:style-name="P10">Installing setuptools, pkg_resources, pip, wheel...done.</text:p>
      <text:p text:style-name="P10">cyclops@ubuntu310:~/flask_tut$ . venv/bin/activate</text:p>
      <text:p text:style-name="P8"/>
      <text:p text:style-name="P8"><text:span text:style-name="T5">downloaded flask using pip, </text:span></text:p>
      <text:p text:style-name="P7"/>
      <text:p text:style-name="P10">cyclops@ubuntu310:~/flask_tut$ . venv/bin/activate</text:p>
      <text:p text:style-name="P10">(venv) cyclops@ubuntu310:~/flask_tut$ pip install Flask</text:p>
      <text:p text:style-name="P10">Collecting Flask</text:p>
      <text:p text:style-name="P10"><text:s text:c="2"/>Downloading Flask-0.12.2-py2.py3-none-any.whl (83kB)</text:p>
      <text:p text:style-name="P10"><text:s text:c="4"/>100% |████████████████████████████████| 92kB 2.4MB/s </text:p>
      <text:p text:style-name="P10">...</text:p>
      <text:p text:style-name="P12"/>
      <text:p text:style-name="P13"><text:span text:style-name="T3">and launched my first flask application which runs on </text:span><text:a xlink:type="simple" xlink:href="http://localhost:5000/" text:style-name="Internet_20_link" text:visited-style-name="Visited_20_Internet_20_Link"><text:span text:style-name="T8">http://localhost:5000/</text:span></text:a></text:p>
      <text:p text:style-name="P13"><text:span text:style-name="T8"/></text:p>
      <text:p text:style-name="P14"><text:span text:style-name="T8">(venv) cyclops@ubuntu310:~/flask_tut$ FLASK_APP=hello.py flask run</text:span></text:p>
      <text:p text:style-name="P14"><text:span text:style-name="T8"><text:s/>* Serving Flask app "hello"</text:span></text:p>
      <text:p text:style-name="P15"><text:span text:style-name="T9">* Running on http://127.0.0.1:5000/ (Press CTRL+C to quit)</text:span></text:p>
      <text:p text:style-name="P15"><text:soft-page-break/><text:span text:style-name="T9"><text:tab/></text:span><text:span text:style-name="T10">I then looked into how the architecture I described above will actually be implemented using Flask. While the details can’t be filled in exactly yet because we don’t know if the recognition software will be more complicated than a single script, a good first approximation is something like the following:</text:span></text:p>
      <text:p text:style-name="P15"><text:span text:style-name="T10"/></text:p>
      <text:p text:style-name="P16">from flask Import Flask</text:p>
      <text:p text:style-name="P16">from nn_application import nn_script</text:p>
      <text:p text:style-name="P16">app = Flask(__name__)</text:p>
      <text:p text:style-name="P16"/>
      <text:p text:style-name="P16">@app.route(“/”)</text:p>
      <text:p text:style-name="P16">def sendAnswer():</text:p>
      <text:p text:style-name="P16"><text:tab/>return nn_script()</text:p>
      <text:p text:style-name="P16"/>
      <text:p text:style-name="P16">if __name__ == “__main__”:</text:p>
      <text:p text:style-name="P16"><text:tab/>app.run()</text:p>
      <text:p text:style-name="P7"/>
      <text:p text:style-name="P7"/>
      <text:p text:style-name="P11">In order to kick this server script off, the extension will send an AJAX request to the local server (at 5000 above) and wait for the response to decide if access should be granted or not. AJAX requests are going to be something I look into more next week to keep developing this subsystem.</text:p>
      <text:p text:style-name="P7"/>
      <text:p text:style-name="P7"/>
      <text:p text:style-name="P4">Links:</text:p>
      <text:p text:style-name="P4"><text:span text:style-name="T2"/></text:p>
      <text:p text:style-name="P4"><text:span text:style-name="T2">AJAX: https://developer.mozilla.org/en-US/docs/AJAX/Getting_Started</text:span></text:p>
      <text:p text:style-name="P4"><text:span text:style-name="T2">Flask Documentation: </text:span><text:a xlink:type="simple" xlink:href="http://flask.pocoo.org/docs/0.12/" text:style-name="Internet_20_link" text:visited-style-name="Visited_20_Internet_20_Link">http://flask.pocoo.org/docs/0.12/</text:a></text:p>
      <text:p text:style-name="P5"><text:span text:style-name="T2"><text:tab/><text:tab/><text:tab/> </text:span><text:span text:style-name="T4">http://flask.pocoo.org/docs/0.12/installation/#virtualen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Deja Vu Sans Mono', 'Bitstream Vera Sans Mono', monospace"/>
    <style:font-face style:name="Consolas1"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4:02:20.176486395</meta:creation-date>
    <dc:date>2017-10-10T14:58:00.708312989</dc:date>
    <meta:editing-duration>PT9M25S</meta:editing-duration>
    <meta:editing-cycles>1</meta:editing-cycles>
    <meta:document-statistic meta:table-count="0" meta:image-count="0" meta:object-count="0" meta:page-count="2" meta:paragraph-count="41" meta:word-count="450" meta:character-count="3357" meta:non-whitespace-character-count="2929"/>
    <meta:generator>LibreOffice/5.1.6.2$Linux_X86_64 LibreOffice_project/10m0$Build-2</meta:generator>
  </office:meta>
</office:document-meta>
</file>